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89pt" svg:x="12.73pt" svg:y="0.6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102" calcext:value-type="float">
            <text:p>102</text:p>
          </table:table-cell>
          <table:table-cell table:style-name="ce6" table:formula="of:=([.H37]/[.G37])" office:value-type="percentage" office:value="0.0544290288153682" calcext:value-type="percentage">
            <text:p>5.44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44.290288153682" calcext:value-type="float">
            <text:p>544.29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38082" calcext:value-type="float">
            <text:p>138082</text:p>
          </table:table-cell>
          <table:table-cell table:style-name="ce1" table:formula="of:=SUM([.H3:.H70])" office:value-type="float" office:value="7365" calcext:value-type="float">
            <text:p>7365</text:p>
          </table:table-cell>
          <table:table-cell table:style-name="ce6" table:formula="of:=([.H72]/[.G72])" office:value-type="percentage" office:value="0.053337871699425" calcext:value-type="percentage">
            <text:p>5.33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09:34:52.551305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09-04T09:36:06.997976430</dc:date>
    <meta:editing-duration>P2DT16H25M41S</meta:editing-duration>
    <meta:editing-cycles>91</meta:editing-cycles>
    <meta:generator>LibreOffice/5.1.6.2$Linux_X86_64 LibreOffice_project/10m0$Build-2</meta:generator>
    <meta:document-statistic meta:table-count="2" meta:cell-count="137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87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18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102">
                <text:p>102</text:p>
              </table:table-cell>
              <table:table-cell office:value-type="float" office:value="187.4">
                <text:p>187.4</text:p>
              </table:table-cell>
              <table:table-cell office:value-type="float" office:value="544.290288153682">
                <text:p>544.2902881536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4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